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iragino Kaku Gothic Pro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Hiragino Kaku Gothic Pro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Hiragino Kaku Gothic Pro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color="#999966"/>
    </style:style>
    <style:style style:name="T2" style:family="text">
      <style:text-properties style:font-name="Hiragino Kaku Gothic Pro"/>
    </style:style>
    <style:style style:name="T3" style:family="text">
      <style:text-properties fo:color="#ff0000"/>
    </style:style>
    <style:style style:name="T4" style:family="text">
      <style:text-properties fo:color="#ff0066"/>
    </style:style>
    <style:style style:name="T5" style:family="text">
      <style:text-properties fo:color="#ff00ff"/>
    </style:style>
    <style:style style:name="T6" style:family="text">
      <style:text-properties fo:color="#ff99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RNARD henri</text:p>
      <text:p text:style-name="P1"/>
      <text:p text:style-name="P2">Question nº1 : Serveur Consultation</text:p>
      <text:p text:style-name="P2"/>
      <text:p text:style-name="P3">{</text:p>
      <text:p text:style-name="P3"><text:tab/><text:span text:style-name="T1">/* Boucle infini afin de traiter en continu les demandes de consultation */</text:span></text:p>
      <text:p text:style-name="P3"><text:tab/><text:span text:style-name="T3">while</text:span> (1)</text:p>
      <text:p text:style-name="P3"><text:tab/>{</text:p>
      <text:p text:style-name="P3"><text:tab/><text:tab/><text:span text:style-name="T1">/* Réception des messages (bloquant donc en attente de message dans la MSQ)*/</text:span></text:p>
      <text:p text:style-name="P3"><text:tab/><text:tab/>msgrcv(msqid, &amp;msg, <text:span text:style-name="T3">sizeof</text:span>(msg), 1, 0) ;</text:p>
      <text:p text:style-name="P3"/>
      <text:p text:style-name="P3"><text:tab/><text:tab/><text:span text:style-name="T1">/* Remplissage de la réponse via copie de la mémoire a cet instant */</text:span></text:p>
      <text:p text:style-name="P3"><text:tab/><text:tab/>rep.data = ft_list_copy(mem) ;</text:p>
      <text:p text:style-name="P3"/>
      <text:p text:style-name="P3"><text:tab/><text:tab/><text:span text:style-name="T1">/* Le type de renvoie est égale au PID du processus client associé */</text:span></text:p>
      <text:p text:style-name="P3"><text:tab/><text:tab/>rep.type = msg.pid ;</text:p>
      <text:p text:style-name="P3"/>
      <text:p text:style-name="P3"><text:tab/><text:tab/><text:span text:style-name="T1">/* Ecriture du message de retour */</text:span></text:p>
      <text:p text:style-name="P3"><text:tab/><text:tab/>sprintf(rep.info, <text:span text:style-name="T5">« Liste des spectacles </text:span><text:span text:style-name="T6">\n</text:span><text:span text:style-name="T5">»</text:span>) ;</text:p>
      <text:p text:style-name="P3"/>
      <text:p text:style-name="P3"><text:tab/><text:tab/><text:span text:style-name="T1">/* Envoie de la réponse */</text:span></text:p>
      <text:p text:style-name="P3"><text:tab/><text:tab/><text:span text:style-name="T2">msgsnd(msqid, &amp;rep, </text:span><text:span text:style-name="T3">sizeof</text:span><text:span text:style-name="T2">(rep), 0) ;</text:span></text:p>
      <text:p text:style-name="P3"><text:tab/>}</text:p>
      <text:p text:style-name="P3">}</text:p>
      <text:p text:style-name="P3"/>
      <text:p text:style-name="P3"><text:tab/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iragino Kaku Gothic Pro" svg:font-family="'Hiragino Kaku Gothic Pro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ill tremendous</meta:initial-creator>
    <meta:creation-date>2019-01-24T16:08:12</meta:creation-date>
    <dc:date>2019-01-27T18:25:34</dc:date>
    <dc:creator>bill tremendous</dc:creator>
    <meta:editing-duration>PT51M38S</meta:editing-duration>
    <meta:editing-cycles>7</meta:editing-cycles>
    <meta:generator>OpenOffice/4.1.5$Unix OpenOffice.org_project/415m1$Build-9789</meta:generator>
    <meta:document-statistic meta:table-count="0" meta:image-count="0" meta:object-count="0" meta:page-count="1" meta:paragraph-count="20" meta:word-count="106" meta:character-count="612"/>
  </office:meta>
</office:document-meta>
</file>